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-color="#e6e6e6" dr3d:vertical-segments="4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-color="#00ff00" dr3d:vertical-segments="4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color="#ff33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2.058cm"/>
    </style:style>
    <style:style style:name="gr12" style:family="graphic" style:parent-style-name="standard">
      <style:graphic-properties draw:stroke="none" svg:stroke-color="#000000" draw:fill="none" draw:fill-color="#ffffff" fo:min-height="5.08cm"/>
    </style:style>
    <style:style style:name="gr13" style:family="graphic" style:parent-style-name="standard">
      <style:graphic-properties draw:fill-color="#ffff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3d:scene draw:style-name="gr1" svg:width="0.742cm" svg:height="1.226cm" svg:x="19.598cm" svg:y="25.15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3d:scene draw:style-name="gr1" svg:width="0.763cm" svg:height="1.23cm" svg:x="19.197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18.783cm" svg:y="25.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18.45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</draw:g>
          <draw:g>
            <dr3d:scene draw:style-name="gr3" draw:id="id2" svg:width="0.742cm" svg:height="1.226cm" svg:x="9.783cm" svg:y="6.5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draw:id="id1" svg:width="0.763cm" svg:height="1.23cm" svg:x="9.382cm" svg:y="6.5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8.968cm" svg:y="6.508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8.635cm" svg:y="6.5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aw:frame draw:style-name="gr5" draw:text-style-name="P1" draw:layer="layout" svg:width="5.715cm" svg:height="0.806cm" svg:x="2.905cm" svg:y="4.57cm">
              <draw:text-box>
                <text:p text:style-name="P1"><text:span text:style-name="T1">1. Normal operation</text:span></text:p>
              </draw:text-box>
            </draw:frame>
            <draw:connector draw:style-name="gr6" draw:text-style-name="P2" draw:layer="layout" draw:type="curve" svg:x1="5.445cm" svg:y1="6.25cm" svg:x2="9.763cm" svg:y2="6.511cm" draw:end-shape="id1" draw:end-glue-point="0">
              <text:p text:style-name="P4"/>
            </draw:connector>
            <draw:connector draw:style-name="gr7" draw:text-style-name="P2" draw:layer="layout" draw:type="curve" svg:x1="10.525cm" svg:y1="7.126cm" svg:x2="15.975cm" svg:y2="7.929cm" draw:start-shape="id2" draw:start-glue-point="1" draw:end-shape="id3" draw:end-glue-point="5">
              <text:p text:style-name="P4"/>
            </draw:connector>
            <draw:custom-shape draw:style-name="gr8" draw:text-style-name="P2" draw:id="id4" draw:layer="layout" svg:width="1.27cm" svg:height="1.27cm" svg:x="9.255cm" svg:y="9.015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63cm" svg:y1="7.741cm" svg:x2="9.889cm" svg:y2="9.015cm" draw:start-shape="id1" draw:start-glue-point="2" draw:end-shape="id4" draw:end-glue-point="5">
              <text:p text:style-name="P4"/>
            </draw:connector>
            <draw:connector draw:style-name="gr9" draw:text-style-name="P2" draw:layer="layout" draw:type="curve" draw:line-skew="-1.43cm" svg:x1="15.975cm" svg:y1="8.829cm" svg:x2="10.824cm" svg:y2="8.382cm" draw:start-shape="id3" draw:start-glue-point="7">
              <text:p text:style-name="P4"/>
            </draw:connector>
            <draw:frame draw:style-name="gr10" draw:text-style-name="P4" draw:layer="layout" svg:width="2.54cm" svg:height="1.673cm" svg:x="10.525cm" svg:y="8.765cm">
              <draw:text-box>
                <text:p text:style-name="P4"><text:span text:style-name="T2">Insert</text:span></text:p>
                <text:p text:style-name="P4"><text:span text:style-name="T3">delete</text:span></text:p>
                <text:p text:style-name="P4"><text:span text:style-name="T4">2 Disk IO</text:span></text:p>
              </draw:text-box>
            </draw:frame>
            <draw:custom-shape draw:style-name="gr8" draw:text-style-name="P2" draw:id="id3" draw:layer="layout" svg:width="2.54cm" svg:height="1.27cm" svg:x="15.605cm" svg:y="7.745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54cm" svg:y="6.475cm">
              <draw:text-box>
                <text:p text:style-name="P5"><text:span text:style-name="T2">publish</text:span></text:p>
              </draw:text-box>
            </draw:frame>
          </draw:g>
          <draw:frame draw:style-name="gr10" draw:text-style-name="P4" draw:layer="layout" svg:width="11.43cm" svg:height="1.52cm" svg:x="5.845cm" svg:y="1cm">
            <draw:text-box>
              <text:p text:style-name="P4">Callback Queue Caching <text:s text:c="2"/><text:span text:style-name="T5">(2008-11-17)</text:span></text:p>
            </draw:text-box>
          </draw:frame>
          <draw:g>
            <dr3d:scene draw:style-name="gr3" draw:id="id5" svg:width="0.742cm" svg:height="1.226cm" svg:x="10.118cm" svg:y="17.0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svg:width="0.763cm" svg:height="1.23cm" svg:x="9.717cm" svg:y="17.0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3" draw:id="id7" svg:width="0.799cm" svg:height="1.237cm" svg:x="9.303cm" svg:y="17.0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133239514715763cm -0.269649333282748cm 0.0707761733439713cm)" svg:viewBox="3665 -12649 1043 1587" svg:d="m3665-12649v1587h1043v-1587z"/>
            </dr3d:scene>
            <dr3d:scene draw:style-name="gr3" draw:id="id9" svg:width="0.744cm" svg:height="1.226cm" svg:x="8.97cm" svg:y="17.0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aw:frame draw:style-name="gr5" draw:text-style-name="P1" draw:layer="layout" svg:width="5.715cm" svg:height="0.806cm" svg:x="3.24cm" svg:y="15.072cm">
              <draw:text-box>
                <text:p text:style-name="P1"><text:span text:style-name="T1">2. Overflow</text:span></text:p>
              </draw:text-box>
            </draw:frame>
            <draw:connector draw:style-name="gr6" draw:text-style-name="P2" draw:layer="layout" draw:type="curve" draw:line-skew="1.285cm" svg:x1="5.78cm" svg:y1="16.752cm" svg:x2="9.56cm" svg:y2="19.235cm">
              <text:p text:style-name="P4"/>
            </draw:connector>
            <draw:connector draw:style-name="gr7" draw:text-style-name="P2" draw:layer="layout" draw:type="curve" svg:x1="10.86cm" svg:y1="17.628cm" svg:x2="16.31cm" svg:y2="18.431cm" draw:start-shape="id5" draw:start-glue-point="1" draw:end-shape="id6" draw:end-glue-point="5">
              <text:p text:style-name="P4"/>
            </draw:connector>
            <draw:custom-shape draw:style-name="gr8" draw:text-style-name="P2" draw:id="id8" draw:layer="layout" svg:width="1.27cm" svg:height="1.27cm" svg:x="9.59cm" svg:y="19.517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02cm" svg:y1="18.247cm" svg:x2="10.224cm" svg:y2="19.517cm" draw:start-shape="id7" draw:start-glue-point="2" draw:end-shape="id8" draw:end-glue-point="5">
              <text:p text:style-name="P4"/>
            </draw:connector>
            <draw:connector draw:style-name="gr9" draw:text-style-name="P2" draw:layer="layout" draw:type="curve" draw:line-skew="-1.43cm" svg:x1="16.31cm" svg:y1="19.331cm" svg:x2="11.159cm" svg:y2="18.884cm" draw:start-shape="id6" draw:start-glue-point="7">
              <text:p text:style-name="P4"/>
            </draw:connector>
            <draw:frame draw:style-name="gr11" draw:text-style-name="P4" draw:layer="layout" svg:width="3.81cm" svg:height="2.308cm" svg:x="10.86cm" svg:y="19.267cm">
              <draw:text-box>
                <text:p text:style-name="P4"><text:span text:style-name="T2">Insert</text:span></text:p>
                <text:p text:style-name="P4"><text:span text:style-name="T6">read (unswap)</text:span></text:p>
                <text:p text:style-name="P4"><text:span text:style-name="T3">delete</text:span></text:p>
                <text:p text:style-name="P4"><text:span text:style-name="T4">3 Disk IO</text:span></text:p>
              </draw:text-box>
            </draw:frame>
            <draw:custom-shape draw:style-name="gr8" draw:text-style-name="P2" draw:id="id6" draw:layer="layout" svg:width="2.54cm" svg:height="1.27cm" svg:x="15.94cm" svg:y="18.247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875cm" svg:y="16.495cm">
              <draw:text-box>
                <text:p text:style-name="P5"><text:span text:style-name="T2">publish</text:span></text:p>
              </draw:text-box>
            </draw:frame>
            <draw:connector draw:style-name="gr6" draw:text-style-name="P2" draw:layer="layout" draw:type="curve" svg:x1="5.78cm" svg:y1="16.753cm" svg:x2="9.702cm" svg:y2="17.01cm" draw:end-shape="id7" draw:end-glue-point="0">
              <text:p text:style-name="P4"/>
            </draw:connector>
            <draw:frame draw:style-name="gr5" draw:text-style-name="P5" draw:layer="layout" svg:width="2.54cm" svg:height="0.725cm" svg:x="6.415cm" svg:y="15.77cm">
              <draw:text-box>
                <text:p text:style-name="P5"><text:span text:style-name="T2">High prio</text:span></text:p>
              </draw:text-box>
            </draw:frame>
            <draw:frame draw:style-name="gr5" draw:text-style-name="P5" draw:layer="layout" svg:width="1.905cm" svg:height="0.725cm" svg:x="7.05cm" svg:y="18.31cm">
              <draw:text-box>
                <text:p text:style-name="P5"><text:span text:style-name="T2">swap</text:span></text:p>
              </draw:text-box>
            </draw:frame>
            <draw:connector draw:style-name="gr7" draw:text-style-name="P2" draw:layer="layout" draw:type="curve" svg:x1="10.488cm" svg:y1="19.407cm" svg:x2="9.342cm" svg:y2="18.239cm" draw:end-shape="id9" draw:end-glue-point="2">
              <text:p text:style-name="P4"/>
            </draw:connector>
          </draw:g>
        </draw:g>
      </draw:page>
      <draw:page draw:name="page2" draw:style-name="dp1" draw:master-page-name="Default">
        <office:forms form:automatic-focus="false" form:apply-design-mode="false"/>
        <draw:frame draw:style-name="gr5" draw:text-style-name="P6" draw:layer="layout" svg:width="14.605cm" svg:height="3.026cm" svg:x="3.54cm" svg:y="18.145cm">
          <draw:text-box>
            <text:p text:style-name="P6"><text:span text:style-name="T1">4. Startup</text:span><text:span text:style-name="T7"><text:line-break/></text:span><text:span text:style-name="T7"/></text:p>
            <text:p text:style-name="P6"><text:span text:style-name="T7">a) Full cache load -&gt; slow startup</text:span></text:p>
            <text:p text:style-name="P6"><text:span text:style-name="T7">b) Lazy load on client login -&gt; slow client connect</text:span></text:p>
            <text:p text:style-name="P6"><text:span text:style-name="T7">c) Lazy load on client login and limit (see 3.)</text:span></text:p>
          </draw:text-box>
        </draw:frame>
        <draw:connector draw:style-name="gr6" draw:text-style-name="P2" draw:layer="layout" draw:type="curve" draw:line-skew="1.285cm" svg:x1="6.08cm" svg:y1="7.52cm" svg:x2="9.86cm" svg:y2="10.003cm">
          <text:p text:style-name="P4"/>
        </draw:connector>
        <draw:connector draw:style-name="gr7" draw:text-style-name="P2" draw:layer="layout" draw:type="curve" svg:x1="11.16cm" svg:y1="8.396cm" svg:x2="16.61cm" svg:y2="9.199cm" draw:end-shape="id10" draw:end-glue-point="5">
          <text:p text:style-name="P4"/>
        </draw:connector>
        <draw:custom-shape draw:style-name="gr8" draw:text-style-name="P2" draw:layer="layout" svg:width="1.27cm" svg:height="1.27cm" svg:x="9.89cm" svg:y="10.285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2" draw:layer="layout" draw:type="curve" draw:line-skew="-1.43cm" svg:x1="16.61cm" svg:y1="10.099cm" svg:x2="11.459cm" svg:y2="9.652cm" draw:start-shape="id10" draw:start-glue-point="7">
          <text:p text:style-name="P4"/>
        </draw:connector>
        <draw:frame draw:style-name="gr11" draw:text-style-name="P4" draw:layer="layout" svg:width="3.81cm" svg:height="2.308cm" svg:x="11.16cm" svg:y="10.035cm">
          <draw:text-box>
            <text:p text:style-name="P4"><text:span text:style-name="T2">Insert</text:span></text:p>
            <text:p text:style-name="P4"><text:span text:style-name="T6">read (unswap)</text:span></text:p>
            <text:p text:style-name="P4"><text:span text:style-name="T3">delete</text:span></text:p>
            <text:p text:style-name="P4"><text:span text:style-name="T4">3 Disk IO</text:span></text:p>
          </draw:text-box>
        </draw:frame>
        <draw:custom-shape draw:style-name="gr8" draw:text-style-name="P2" draw:id="id10" draw:layer="layout" svg:width="2.54cm" svg:height="1.27cm" svg:x="16.24cm" svg:y="9.015cm">
          <text:p text:style-name="P3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905cm" svg:height="0.725cm" svg:x="4.175cm" svg:y="7.263cm">
          <draw:text-box>
            <text:p text:style-name="P5"><text:span text:style-name="T2">publish</text:span></text:p>
          </draw:text-box>
        </draw:frame>
        <draw:connector draw:style-name="gr6" draw:text-style-name="P2" draw:layer="layout" draw:type="curve" svg:x1="6.08cm" svg:y1="7.521cm" svg:x2="10.002cm" svg:y2="7.778cm">
          <text:p text:style-name="P4"/>
        </draw:connector>
        <draw:frame draw:style-name="gr5" draw:text-style-name="P5" draw:layer="layout" svg:width="2.54cm" svg:height="0.725cm" svg:x="6.715cm" svg:y="6.538cm">
          <draw:text-box>
            <text:p text:style-name="P5"><text:span text:style-name="T2">High prio</text:span></text:p>
          </draw:text-box>
        </draw:frame>
        <draw:frame draw:style-name="gr5" draw:text-style-name="P5" draw:layer="layout" svg:width="1.905cm" svg:height="0.725cm" svg:x="7.35cm" svg:y="9.078cm">
          <draw:text-box>
            <text:p text:style-name="P5"><text:span text:style-name="T2">swap</text:span></text:p>
          </draw:text-box>
        </draw:frame>
        <draw:connector draw:style-name="gr7" draw:text-style-name="P2" draw:layer="layout" draw:type="curve" svg:x1="10.788cm" svg:y1="10.175cm" svg:x2="10.167cm" svg:y2="8.946cm" draw:end-shape="id11">
          <text:p text:style-name="P4"/>
        </draw:connector>
        <dr3d:scene draw:style-name="gr3" svg:width="0.742cm" svg:height="1.226cm" svg:x="10.583cm" svg:y="7.714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svg:viewBox="3665 -12649 1043 1587" svg:d="m3665-12649v1587h1043v-1587z"/>
        </dr3d:scene>
        <dr3d:scene draw:style-name="gr3" svg:width="0.763cm" svg:height="1.23cm" svg:x="10.182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dr3d:transform="matrix (1 0 0 0 1 0 0 0 1 0.0217786758178535cm -0.110654527813188cm 0.0290653229205491cm)" svg:viewBox="3665 -12649 1043 1587" svg:d="m3665-12649v1587h1043v-1587z"/>
        </dr3d:scene>
        <dr3d:scene draw:style-name="gr1" draw:id="id11" svg:width="0.799cm" svg:height="1.237cm" svg:x="9.768cm" svg:y="7.709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dr3d:transform="matrix (1 0 0 0 1 0 0 0 1 0.133239514715763cm -0.269649333282748cm 0.0707761733439713cm)" svg:viewBox="3665 -12649 1043 1587" svg:d="m3665-12649v1587h1043v-1587z"/>
        </dr3d:scene>
        <dr3d:scene draw:style-name="gr1" svg:width="0.744cm" svg:height="1.226cm" svg:x="9.435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svg:viewBox="3665 -12649 1043 1587" svg:d="m3665-12649v1587h1043v-1587z"/>
        </dr3d:scene>
        <draw:frame draw:style-name="gr5" draw:text-style-name="P7" draw:layer="layout" svg:width="15.24cm" svg:height="0.645cm" svg:x="3.675cm" svg:y="5.139cm">
          <draw:text-box>
            <text:p text:style-name="P7"><text:span text:style-name="T8">NumOfCachedEntries &lt; numOfEntries &amp;&amp; numOfCachedEntries &lt; maxNumOfCacheEntries</text:span></text:p>
          </draw:text-box>
        </draw:frame>
        <draw:frame draw:style-name="gr12" draw:text-style-name="P8" draw:layer="layout" svg:width="12.065cm" svg:height="5.33cm" svg:x="4.81cm" svg:y="11.795cm">
          <draw:text-box>
            <text:p text:style-name="P8"><text:span text:style-name="T6">Read unswap</text:span></text:p>
            <text:p text:style-name="P8"><text:span text:style-name="T5">limit = 10 (default chunk size)</text:span></text:p>
            <text:p text:style-name="P8"><text:span text:style-name="T5">if (emptySlots &lt; limit)</text:span></text:p>
            <text:p text:style-name="P8"><text:span text:style-name="T5"><text:tab/></text:span><text:span text:style-name="T5">limit = emptySlots</text:span></text:p>
            <text:p text:style-name="P8"><text:span text:style-name="T5">„</text:span><text:span text:style-name="T5">select limit 2 * from ... where ... and xbrefid&lt;id2“</text:span></text:p>
            <text:p text:style-name="P8"><text:span text:style-name="T5"/></text:p>
            <text:p text:style-name="P8"><text:span text:style-name="T5">1. Don't query first two (green entries) again</text:span></text:p>
            <text:p text:style-name="P8"><text:span text:style-name="T5">2. Limit to not query all 68000 entries in DB</text:span></text:p>
            <text:p text:style-name="P8"><text:span text:style-name="T5">3. Don't load more than 10 at a time keep slim</text:span></text:p>
          </draw:text-box>
        </draw:frame>
        <draw:custom-shape draw:style-name="gr13" draw:text-style-name="P9" draw:layer="layout" svg:width="1.905cm" svg:height="0.635cm" svg:x="15.605cm" svg:y="6.715cm">
          <text:p text:style-name="P3"><text:span text:style-name="T9">id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053.5152151102 42724.52830188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9" draw:layer="layout" svg:width="1.905cm" svg:height="0.635cm" svg:x="13.065cm" svg:y="6.08cm">
          <text:p text:style-name="P3"><text:span text:style-name="T9">id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949.0031479538 59603.7735849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6" draw:layer="layout" svg:width="10.16cm" svg:height="1.361cm" svg:x="3.54cm" svg:y="2.814cm">
          <draw:text-box>
            <text:p text:style-name="P6"><text:span text:style-name="T1">3. Cache Reload</text:span><text:span text:style-name="T7"><text:line-break/></text:span><text:span text:style-name="T7">(swap operation with partly filled cach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11-17T11:19:37</meta:creation-date>
    <dc:date>2008-11-17T11:51:52</dc:date>
    <meta:editing-cycles>34</meta:editing-cycles>
    <meta:editing-duration>PT32M15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